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230.26pt"/>
    </style:style>
    <style:style style:name="co3" style:family="table-column">
      <style:table-column-properties fo:break-before="auto" style:column-width="188.25pt"/>
    </style:style>
    <style:style style:name="co4" style:family="table-column">
      <style:table-column-properties fo:break-before="auto" style:column-width="412.5pt"/>
    </style:style>
    <style:style style:name="co5" style:family="table-column">
      <style:table-column-properties fo:break-before="auto" style:column-width="248.26pt"/>
    </style:style>
    <style:style style:name="co6" style:family="table-column">
      <style:table-column-properties fo:break-before="auto" style:column-width="330.75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57.6pt" fo:break-before="auto" style:use-optimal-row-height="true"/>
    </style:style>
    <style:style style:name="ro3" style:family="table-row">
      <style:table-row-properties style:row-height="28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/>
      <table:table table:name="nam thanh c t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nh mục các sản phẩm SX từ thu mua , đánh bắt 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ừ ngày </text:p>
          </table:table-cell>
          <table:table-cell office:value-type="string" calcext:value-type="string">
            <text:p>đến ngày 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ô s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tên sản phẩm </text:p>
          </table:table-cell>
          <table:table-cell table:style-name="ce1" office:value-type="string" calcext:value-type="string">
            <text:p>chi tiết </text:p>
          </table:table-cell>
          <table:table-cell table:style-name="ce1" office:value-type="string" calcext:value-type="string">
            <text:p>d mức</text:p>
          </table:table-cell>
          <table:table-cell table:style-name="ce1" office:value-type="string" calcext:value-type="string">
            <text:p>số lượng <text:s/>sx </text:p>
          </table:table-cell>
          <table:table-cell table:style-name="ce1" office:value-type="string" calcext:value-type="string">
            <text:p>đơn giá</text:p>
          </table:table-cell>
          <table:table-cell table:style-name="ce1" office:value-type="string" calcext:value-type="string">
            <text:p>thành tiền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Doanh thu <text:s text:c="2"/>bán SP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tổng sp bán </text:p>
          </table:table-cell>
          <table:table-cell table:style-name="ce1" table:number-columns-repeated="2"/>
          <table:table-cell table:style-name="ce1" office:value-type="string" calcext:value-type="string">
            <text:p>xxx = tổng số lượng sp bán ra của lô báo cáo</text:p>
          </table:table-cell>
          <table:table-cell table:style-name="ce1" office:value-type="string" calcext:value-type="string">
            <text:p>thành tiền /sl</text:p>
          </table:table-cell>
          <table:table-cell table:style-name="ce1" office:value-type="string" calcext:value-type="string">
            <text:p>xxx= thành tiền bán ra sp của lô báo cá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DT sp sản xuất <text:s/>nhập kho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ản phẩm 1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thuọc tính</text:p>
          </table:table-cell>
          <table:table-cell table:style-name="ce1"/>
          <table:table-cell table:style-name="ce2" office:value-type="string" calcext:value-type="string">
            <text:p>xxxx = số lượng sp sx nhập kho , trên bảng  M_ProductionPlan</text:p>
            <text:p>, có cột  M_Lot với  M_Lot_ID bằng với lô sp  báo cáo </text:p>
            <text:p/>
            <text:p> </text:p>
          </table:table-cell>
          <table:table-cell table:style-name="ce1" office:value-type="string" calcext:value-type="string">
            <text:p>xxxx= bảng <text:s/>M_AttributeValue, cột hsv_dinhmuc</text:p>
          </table:table-cell>
          <table:table-cell table:style-name="ce1" office:value-type="string" calcext:value-type="string">
            <text:p>xxx = số lượng * đơn giá 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thuoc tính </text:p>
          </table:table-cell>
          <table:table-cell table:style-name="ce1"/>
          <table:table-cell table:style-name="ce2" office:value-type="string" calcext:value-type="string">
            <text:p>xxxx = số lượng sp sx nhập kho , trên bảng  M_ProductionPlan</text:p>
            <text:p>, có cột  M_Lot với  M_Lot_ID bằng với lô sp  báo cáo </text:p>
            <text:p/>
            <text:p> </text:p>
          </table:table-cell>
          <table:table-cell table:style-name="ce1" office:value-type="string" calcext:value-type="string">
            <text:p>xxxx= bảng <text:s/>M_AttributeValue, cột hsv_dinhmuc</text:p>
          </table:table-cell>
          <table:table-cell table:style-name="ce1" office:value-type="string" calcext:value-type="string">
            <text:p>xxx = số lượng * đơn giá </text:p>
          </table:table-cell>
          <table:table-cell table:number-columns-repeated="1017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….</text:p>
          </table:table-cell>
          <table:table-cell table:style-name="ce1"/>
          <table:table-cell table:style-name="ce2" office:value-type="string" calcext:value-type="string">
            <text:p>xxxx = số lượng sp sx nhập kho , trên bảng  M_ProductionPlan</text:p>
            <text:p>, có cột  M_Lot với  M_Lot_ID bằng với lô sp  báo cáo </text:p>
            <text:p/>
            <text:p> </text:p>
          </table:table-cell>
          <table:table-cell table:style-name="ce1" office:value-type="string" calcext:value-type="string">
            <text:p>xxxx= bảng <text:s/>M_AttributeValue, cột hsv_dinhmuc</text:p>
          </table:table-cell>
          <table:table-cell table:style-name="ce1" office:value-type="string" calcext:value-type="string">
            <text:p>xxx = số lượng * đơn giá 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ản phẩm 2</text:p>
          </table:table-cell>
          <table:table-cell table:style-name="ce1" table:number-columns-repeated="2"/>
          <table:table-cell table:style-name="ce2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thuoọc tính </text:p>
          </table:table-cell>
          <table:table-cell table:style-name="ce1"/>
          <table:table-cell table:style-name="ce2" office:value-type="string" calcext:value-type="string">
            <text:p>xxxx = số lượng sp sx nhập kho , trên bảng  M_ProductionPlan</text:p>
            <text:p>, có cột  M_Lot với  M_Lot_ID bằng với lô sp  báo cáo </text:p>
            <text:p/>
            <text:p> </text:p>
          </table:table-cell>
          <table:table-cell table:style-name="ce1" office:value-type="string" calcext:value-type="string">
            <text:p>xxxx= bảng <text:s/>M_AttributeValue, cột hsv_dinhmuc</text:p>
          </table:table-cell>
          <table:table-cell table:style-name="ce1" office:value-type="string" calcext:value-type="string">
            <text:p>xxx = số lượng * đơn giá 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thuoọc tính </text:p>
          </table:table-cell>
          <table:table-cell table:style-name="ce1"/>
          <table:table-cell table:style-name="ce2" office:value-type="string" calcext:value-type="string">
            <text:p>xxxx = số lượng sp sx nhập kho , trên bảng  M_ProductionPlan</text:p>
            <text:p>, có cột  M_Lot với  M_Lot_ID bằng với lô sp  báo cáo </text:p>
            <text:p/>
            <text:p> </text:p>
          </table:table-cell>
          <table:table-cell table:style-name="ce1" office:value-type="string" calcext:value-type="string">
            <text:p>xxxx= bảng <text:s/>M_AttributeValue, cột hsv_dinhmuc</text:p>
          </table:table-cell>
          <table:table-cell table:style-name="ce1" office:value-type="string" calcext:value-type="string">
            <text:p>xxx = số lượng * đơn giá </text:p>
          </table:table-cell>
          <table:table-cell table:number-columns-repeated="1017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….</text:p>
          </table:table-cell>
          <table:table-cell table:style-name="ce1"/>
          <table:table-cell table:style-name="ce2" office:value-type="string" calcext:value-type="string">
            <text:p>xxxx = số lượng sp sx nhập kho , trên bảng  M_ProductionPlan</text:p>
            <text:p>, có cột  M_Lot với  M_Lot_ID bằng với lô sp  báo cáo </text:p>
            <text:p/>
            <text:p> </text:p>
          </table:table-cell>
          <table:table-cell table:style-name="ce1" office:value-type="string" calcext:value-type="string">
            <text:p>xxxx= bảng <text:s/>M_AttributeValue, cột hsv_dinhmuc</text:p>
          </table:table-cell>
          <table:table-cell table:style-name="ce1" office:value-type="string" calcext:value-type="string">
            <text:p>xxx = số lượng * đơn giá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chi phí 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ền mua</text:p>
          </table:table-cell>
          <table:table-cell table:style-name="ce1" table:number-columns-repeated="4"/>
          <table:table-cell table:style-name="ce1" office:value-type="string" calcext:value-type="string">
            <text:p><text:s/>của lô sp trên hóa đơn mua hàng của lô (như báo cáo lô cũ)</text:p>
          </table:table-cell>
          <table:table-cell table:number-columns-repeated="1017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ền dầu </text:p>
          </table:table-cell>
          <table:table-cell table:style-name="ce1" table:number-columns-repeated="4"/>
          <table:table-cell table:style-name="ce2" office:value-type="string" calcext:value-type="string">
            <text:p>cột hsv_dinhmuc   bảng  M_Lot</text:p>
            <text:p/>
          </table:table-cell>
          <table:table-cell table:number-columns-repeated="1017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ền đá</text:p>
          </table:table-cell>
          <table:table-cell table:style-name="ce1" table:number-columns-repeated="4"/>
          <table:table-cell table:style-name="ce2" office:value-type="string" calcext:value-type="string">
            <text:p>cột hsv_dinhmuc1   bảng  M_Lot</text:p>
            <text:p/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p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IV </text:p>
          </table:table-cell>
          <table:table-cell table:style-name="ce1" office:value-type="string" calcext:value-type="string">
            <text:p>kết quả</text:p>
          </table:table-cell>
          <table:table-cell table:style-name="ce1" table:number-columns-repeated="4"/>
          <table:table-cell table:style-name="ce1" office:value-type="string" calcext:value-type="string">
            <text:p>tiền bán + tiền nhập <text:s/>-chi phí 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9:39:33.034150731</meta:creation-date>
    <dc:date>2019-07-25T09:39:43.162755717</dc:date>
    <meta:editing-duration>PT10S</meta:editing-duration>
    <meta:editing-cycles>1</meta:editing-cycles>
    <meta:document-statistic meta:table-count="1" meta:cell-count="73" meta:object-count="0"/>
    <meta:generator>LibreOffice/5.1.6.2$Linux_X86_64 LibreOffice_project/10m0$Build-2</meta:generator>
  </office:meta>
</office:document-meta>
</file>